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rebeccabilbro.github.io/convert-py2-pickles-to-py3/" text:style-name="Internet_20_link" text:visited-style-name="Visited_20_Internet_20_Link">https://rebeccabilbro.github.io/convert-py2-pickles-to-py3/</text:a></text:p>
      <text:p text:style-name="Standard"/>
      <text:p text:style-name="Standard"><text:a xlink:type="simple" xlink:href="https://pandas.pydata.org/pandas-docs/stable/reference/api/" text:style-name="Internet_20_link" text:visited-style-name="Visited_20_Internet_20_Link">https://pandas.pydata.org/pandas-docs/stable/reference/api/</text:a></text:p>
      <text:p text:style-name="Standard"/>
      <text:p text:style-name="Standard"><text:a xlink:type="simple" xlink:href="https://stackoverflow.com/questions/33137741/fastest-way-to-convert-a-dicts-keys-values-from-bytes-to-str-in-python3" text:style-name="Internet_20_link" text:visited-style-name="Visited_20_Internet_20_Link">https://stackoverflow.com/questions/33137741/fastest-way-to-convert-a-dicts-keys-values-from-bytes-to-str-in-python3</text:a></text:p>
      <text:p text:style-name="Standard"/>
      <text:p text:style-name="Standard"><text:a xlink:type="simple" xlink:href="https://lightgbm.readthedocs.io/en/latest/pythonapi/" text:style-name="Internet_20_link" text:visited-style-name="Visited_20_Internet_20_Link">https://lightgbm.readthedocs.io/en/latest/pythonapi/</text:a></text:p>
      <text:p text:style-name="Standard"/>
      <text:p text:style-name="Standard"><text:a xlink:type="simple" xlink:href="https://medium.com/@pushkarmandot/https-medium-com-pushkarmandot-what-is-lightgbm-how-to-implement-it-how-to-fine-tune-the-parameters-60347819b7fc" text:style-name="Internet_20_link" text:visited-style-name="Visited_20_Internet_20_Link">https://medium.com/@pushkarmandot/https-medium-com-pushkarmandot-what-is-lightgbm-how-to-implement-it-how-to-fine-tune-the-parameters-60347819b7fc</text:a></text:p>
      <text:p text:style-name="Standard"/>
      <text:p text:style-name="Standard"><text:a xlink:type="simple" xlink:href="https://www.mikulskibartosz.name/pca-how-to-choose-the-number-of-components/" text:style-name="Internet_20_link" text:visited-style-name="Visited_20_Internet_20_Link">https://www.mikulskibartosz.name/pca-how-to-choose-the-number-of-components/</text:a></text:p>
      <text:p text:style-name="Standard"/>
      <text:p text:style-name="Standard"><text:a xlink:type="simple" xlink:href="https://www.tensorflow.org/guide/keras/sequential_model" text:style-name="Internet_20_link" text:visited-style-name="Visited_20_Internet_20_Link">https://www.tensorflow.org/guide/keras/sequential_model</text:a></text:p>
      <text:p text:style-name="Standard"/>
      <text:p text:style-name="Standard"><text:a xlink:type="simple" xlink:href="https://www.quora.com/What-is-the-F2-score-in-machine-learning" text:style-name="Internet_20_link" text:visited-style-name="Visited_20_Internet_20_Link">https://www.quora.com/What-is-the-F2-score-in-machine-learnin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3:14:07.917009802</meta:creation-date>
    <dc:date>2020-07-20T22:32:08.073088411</dc:date>
    <meta:editing-duration>P2DT3H43M1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" meta:character-count="625" meta:non-whitespace-character-count="625"/>
  </office:meta>
</office:document-meta>
</file>